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925in"/>
    </style:style>
    <style:style style:name="co8" style:family="table-column">
      <style:table-column-properties fo:break-before="auto" style:column-width="0.6772in"/>
    </style:style>
    <style:style style:name="co9" style:family="table-column">
      <style:table-column-properties fo:break-before="auto" style:column-width="0.9063in"/>
    </style:style>
    <style:style style:name="co10" style:family="table-column">
      <style:table-column-properties fo:break-before="auto" style:column-width="1.5728in"/>
    </style:style>
    <style:style style:name="co11" style:family="table-column">
      <style:table-column-properties fo:break-before="auto" style:column-width="5.2217in"/>
    </style:style>
    <style:style style:name="co12" style:family="table-column">
      <style:table-column-properties fo:break-before="auto" style:column-width="1.6492in"/>
    </style:style>
    <style:style style:name="co13" style:family="table-column">
      <style:table-column-properties fo:break-before="auto" style:column-width="2.8772in"/>
    </style:style>
    <style:style style:name="co14" style:family="table-column">
      <style:table-column-properties fo:break-before="auto" style:column-width="0.6272in"/>
    </style:style>
    <style:style style:name="co15" style:family="table-column">
      <style:table-column-properties fo:break-before="auto" style:column-width="0.828in"/>
    </style:style>
    <style:style style:name="co16" style:family="table-column">
      <style:table-column-properties fo:break-before="auto" style:column-width="1.2547in"/>
    </style:style>
    <style:style style:name="co17" style:family="table-column">
      <style:table-column-properties fo:break-before="auto" style:column-width="0.7583in"/>
    </style:style>
    <style:style style:name="co18" style:family="table-column">
      <style:table-column-properties fo:break-before="auto" style:column-width="5.4055in"/>
    </style:style>
    <style:style style:name="co19" style:family="table-column">
      <style:table-column-properties fo:break-before="auto" style:column-width="1.6827in"/>
    </style:style>
    <style:style style:name="co20" style:family="table-column">
      <style:table-column-properties fo:break-before="auto" style:column-width="0.6453in"/>
    </style:style>
    <style:style style:name="co21" style:family="table-column">
      <style:table-column-properties fo:break-before="auto" style:column-width="1.1244in"/>
    </style:style>
    <style:style style:name="co22" style:family="table-column">
      <style:table-column-properties fo:break-before="auto" style:column-width="1.3425in"/>
    </style:style>
    <style:style style:name="co23" style:family="table-column">
      <style:table-column-properties fo:break-before="auto" style:column-width="0.7409in"/>
    </style:style>
    <style:style style:name="co24" style:family="table-column">
      <style:table-column-properties fo:break-before="auto" style:column-width="4.778in"/>
    </style:style>
    <style:style style:name="co25" style:family="table-column">
      <style:table-column-properties fo:break-before="auto" style:column-width="1.8827in"/>
    </style:style>
    <style:style style:name="co26" style:family="table-column">
      <style:table-column-properties fo:break-before="auto" style:column-width="0.7236in"/>
    </style:style>
    <style:style style:name="co27" style:family="table-column">
      <style:table-column-properties fo:break-before="auto" style:column-width="0.8453in"/>
    </style:style>
    <style:style style:name="co28" style:family="table-column">
      <style:table-column-properties fo:break-before="auto" style:column-width="1.3945in"/>
    </style:style>
    <style:style style:name="co29" style:family="table-column">
      <style:table-column-properties fo:break-before="auto" style:column-width="5.1264in"/>
    </style:style>
    <style:style style:name="co30" style:family="table-column">
      <style:table-column-properties fo:break-before="auto" style:column-width="2.0311in"/>
    </style:style>
    <style:style style:name="co31" style:family="table-column">
      <style:table-column-properties fo:break-before="auto" style:column-width="0.6189in"/>
    </style:style>
    <style:style style:name="co32" style:family="table-column">
      <style:table-column-properties fo:break-before="auto" style:column-width="0.7756in"/>
    </style:style>
    <style:style style:name="co33" style:family="table-column">
      <style:table-column-properties fo:break-before="auto" style:column-width="1.4992in"/>
    </style:style>
    <style:style style:name="co34" style:family="table-column">
      <style:table-column-properties fo:break-before="auto" style:column-width="0.7929in"/>
    </style:style>
    <style:style style:name="co35" style:family="table-column">
      <style:table-column-properties fo:break-before="auto" style:column-width="4.839in"/>
    </style:style>
    <style:style style:name="co36" style:family="table-column">
      <style:table-column-properties fo:break-before="auto" style:column-width="1.8134in"/>
    </style:style>
    <style:style style:name="co37" style:family="table-column">
      <style:table-column-properties fo:break-before="auto" style:column-width="0.9673in"/>
    </style:style>
    <style:style style:name="co38" style:family="table-column">
      <style:table-column-properties fo:break-before="auto" style:column-width="1.4819in"/>
    </style:style>
    <style:style style:name="co39" style:family="table-column">
      <style:table-column-properties fo:break-before="auto" style:column-width="0.7319in"/>
    </style:style>
    <style:style style:name="co40" style:family="table-column">
      <style:table-column-properties fo:break-before="auto" style:column-width="5.1173in"/>
    </style:style>
    <style:style style:name="co41" style:family="table-column">
      <style:table-column-properties fo:break-before="auto" style:column-width="1.7in"/>
    </style:style>
    <style:style style:name="co42" style:family="table-column">
      <style:table-column-properties fo:break-before="auto" style:column-width="0.6535in"/>
    </style:style>
    <style:style style:name="co43" style:family="table-column">
      <style:table-column-properties fo:break-before="auto" style:column-width="1.3516in"/>
    </style:style>
    <style:style style:name="co44" style:family="table-column">
      <style:table-column-properties fo:break-before="auto" style:column-width="5.3008in"/>
    </style:style>
    <style:style style:name="co45" style:family="table-column">
      <style:table-column-properties fo:break-before="auto" style:column-width="1.4728in"/>
    </style:style>
    <style:style style:name="co46" style:family="table-column">
      <style:table-column-properties fo:break-before="auto" style:column-width="1.3689in"/>
    </style:style>
    <style:style style:name="co47" style:family="table-column">
      <style:table-column-properties fo:break-before="auto" style:column-width="5.0654in"/>
    </style:style>
    <style:style style:name="co48" style:family="table-column">
      <style:table-column-properties fo:break-before="auto" style:column-width="1.4902in"/>
    </style:style>
    <style:style style:name="co49" style:family="table-column">
      <style:table-column-properties fo:break-before="auto" style:column-width="0.6098in"/>
    </style:style>
    <style:style style:name="co50" style:family="table-column">
      <style:table-column-properties fo:break-before="auto" style:column-width="1.2374in"/>
    </style:style>
    <style:style style:name="co51" style:family="table-column">
      <style:table-column-properties fo:break-before="auto" style:column-width="0.802in"/>
    </style:style>
    <style:style style:name="co52" style:family="table-column">
      <style:table-column-properties fo:break-before="auto" style:column-width="5.3098in"/>
    </style:style>
    <style:style style:name="co53" style:family="table-column">
      <style:table-column-properties fo:break-before="auto" style:column-width="1.752in"/>
    </style:style>
    <style:style style:name="co54" style:family="table-column">
      <style:table-column-properties fo:break-before="auto" style:column-width="0.6709in"/>
    </style:style>
    <style:style style:name="co55" style:family="table-column">
      <style:table-column-properties fo:break-before="auto" style:column-width="0.9409in"/>
    </style:style>
    <style:style style:name="co56" style:family="table-column">
      <style:table-column-properties fo:break-before="auto" style:column-width="1.2638in"/>
    </style:style>
    <style:style style:name="co57" style:family="table-column">
      <style:table-column-properties fo:break-before="auto" style:column-width="5.3181in"/>
    </style:style>
    <style:style style:name="co58" style:family="table-column">
      <style:table-column-properties fo:break-before="auto" style:column-width="1.6126in"/>
    </style:style>
    <style:style style:name="ro1" style:family="table-row">
      <style:table-row-properties style:row-height="0.1866in" fo:break-before="auto" style:use-optimal-row-height="true"/>
    </style:style>
    <style:style style:name="ro2" style:family="table-row">
      <style:table-row-properties style:row-height="0.173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6083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1.5484in" fo:break-before="auto" style:use-optimal-row-height="true"/>
    </style:style>
    <style:style style:name="ro10" style:family="table-row">
      <style:table-row-properties style:row-height="2.4571in" fo:break-before="auto" style:use-optimal-row-height="true"/>
    </style:style>
    <style:style style:name="ro11" style:family="table-row">
      <style:table-row-properties style:row-height="3.828in" fo:break-before="auto" style:use-optimal-row-height="true"/>
    </style:style>
    <style:style style:name="ro12" style:family="table-row">
      <style:table-row-properties style:row-height="3.3654in" fo:break-before="auto" style:use-optimal-row-height="true"/>
    </style:style>
    <style:style style:name="ro13" style:family="table-row">
      <style:table-row-properties style:row-height="2.3055in" fo:break-before="auto" style:use-optimal-row-height="true"/>
    </style:style>
    <style:style style:name="ro14" style:family="table-row">
      <style:table-row-properties style:row-height="1.3972in" fo:break-before="auto" style:use-optimal-row-height="true"/>
    </style:style>
    <style:style style:name="ro15" style:family="table-row">
      <style:table-row-properties style:row-height="2.1543in" fo:break-before="auto" style:use-optimal-row-height="true"/>
    </style:style>
    <style:style style:name="ro16" style:family="table-row">
      <style:table-row-properties style:row-height="1.0945in" fo:break-before="auto" style:use-optimal-row-height="true"/>
    </style:style>
    <style:style style:name="ro17" style:family="table-row">
      <style:table-row-properties style:row-height="0.7925in" fo:break-before="auto" style:use-optimal-row-height="true"/>
    </style:style>
    <style:style style:name="ro18" style:family="table-row">
      <style:table-row-properties style:row-height="2.7598in" fo:break-before="auto" style:use-optimal-row-height="true"/>
    </style:style>
    <style:style style:name="ro19" style:family="table-row">
      <style:table-row-properties style:row-height="0.9429in" fo:break-before="auto" style:use-optimal-row-height="true"/>
    </style:style>
    <style:style style:name="ro20" style:family="table-row">
      <style:table-row-properties style:row-height="0.4898in" fo:break-before="auto" style:use-optimal-row-height="true"/>
    </style:style>
    <style:style style:name="ro21" style:family="table-row">
      <style:table-row-properties style:row-height="3.6681in" fo:break-before="auto" style:use-optimal-row-height="true"/>
    </style:style>
    <style:style style:name="ro22" style:family="table-row">
      <style:table-row-properties style:row-height="0.6409in" fo:break-before="auto" style:use-optimal-row-height="true"/>
    </style:style>
    <style:style style:name="ro23" style:family="table-row">
      <style:table-row-properties style:row-height="3.5165in" fo:break-before="auto" style:use-optimal-row-height="true"/>
    </style:style>
    <style:style style:name="ro24" style:family="table-row">
      <style:table-row-properties style:row-height="0.1752in" fo:break-before="auto" style:use-optimal-row-height="true"/>
    </style:style>
    <style:style style:name="ro25" style:family="table-row">
      <style:table-row-properties style:row-height="2.6791in" fo:break-before="auto" style:use-optimal-row-height="true"/>
    </style:style>
    <style:style style:name="ro26" style:family="table-row">
      <style:table-row-properties style:row-height="2.0382in" fo:break-before="auto" style:use-optimal-row-height="true"/>
    </style:style>
    <style:style style:name="ro27" style:family="table-row">
      <style:table-row-properties style:row-height="2.4752in" fo:break-before="auto" style:use-optimal-row-height="true"/>
    </style:style>
    <style:style style:name="ro28" style:family="table-row">
      <style:table-row-properties style:row-height="2.911in" fo:break-before="auto" style:use-optimal-row-height="true"/>
    </style:style>
    <style:style style:name="ro29" style:family="table-row">
      <style:table-row-properties style:row-height="2.065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
    </style:style>
    <style:style style:name="ce6" style:family="table-cell" style:parent-style-name="Default" style:data-style-name="N100">
      <style:table-cell-properties fo:wrap-option="wrap"/>
      <style:text-properties fo:font-weight="bold" style:font-weight-asian="bold" style:font-weight-complex="bold"/>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table-cell-properties fo:wrap-option="wrap"/>
    </style:style>
    <style:style style:name="ce9"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style:font-name="Lohit Hindi1" style:font-name-asian="Lohit Hindi1" style:font-name-complex="Lohit Hindi1" style:font-size-complex="5.69999980926514pt"/>
    </style:style>
    <style:style style:name="T8" style:family="text">
      <style:text-properties style:font-name="F" fo:font-size="12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12"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13" style:family="text">
      <style:text-properties style:text-outline="false" style:text-line-through-style="none" style:font-name="Lohit Hindi1" fo:font-size="10pt" fo:font-style="normal" fo:text-shadow="none" style:text-underline-style="none" fo:font-weight="bold" style:font-name-asian="Lohit Hindi1" style:font-size-asian="10pt" style:font-style-asian="normal" style:font-weight-asian="bold" style:font-name-complex="Lohit Hindi1"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able:table-cell>
        </table:table-row>
        <table:table-row table:style-name="ro4">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3">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2">th</text:span> line, 10<text:span text:style-name="T2">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seal" table:style-name="ta1">
        <table:table-column table:style-name="co7" table:default-cell-style-name="Default"/>
        <table:table-row table:style-name="ro2">
          <table:table-cell/>
        </table:table-row>
      </table:table>
      <table:table table:name="diamond" table:style-name="ta1">
        <table:table-column table:style-name="co7" table:default-cell-style-name="Default"/>
        <table:table-row table:style-name="ro2">
          <table:table-cell/>
        </table:table-row>
      </table:table>
      <table:table table:name="heart" table:style-name="ta1">
        <table:table-column table:style-name="co7" table:default-cell-style-name="Default"/>
        <table:table-row table:style-name="ro2">
          <table:table-cell/>
        </table:table-row>
      </table:table>
      <table:table table:name="eyes" table:style-name="ta1">
        <table:table-column table:style-name="co7" table:default-cell-style-name="Default"/>
        <table:table-row table:style-name="ro1">
          <table:table-cell office:value-type="string">
            <text:p>rluu: Excerpts connected to 'eye' or 'eyes'.</text:p>
          </table:table-cell>
        </table:table-row>
      </table:table>
      <table:table table:name="hand" table:style-name="ta1">
        <table:table-column table:style-name="co7" table:default-cell-style-name="Default"/>
        <table:table-row table:style-name="ro2">
          <table:table-cell/>
        </table:table-row>
      </table:table>
      <table:table table:name="lone"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1">
          <table:table-cell table:style-name="Default" office:value-type="string">
            <text:p>rluu: Excerpts related to the word 'lon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
          <table:table-cell/>
          <table:table-cell office:value-type="string">
            <text:p>1</text:p>
          </table:table-cell>
          <table:table-cell office:value-type="string">
            <text:p>Sunday morning, June 10, 1906.</text:p>
          </table:table-cell>
          <table:table-cell/>
          <table:table-cell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6" office:value-type="string">
            <text:p>Lone</text:p>
          </table:table-cell>
        </table:table-row>
        <table:table-row table:style-name="ro8">
          <table:table-cell/>
          <table:table-cell office:value-type="string">
            <text:p>105</text:p>
          </table:table-cell>
          <table:table-cell office:value-type="string">
            <text:p>May 21, [1927]</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6" office:value-type="string">
            <text:p>Lone</text:p>
          </table:table-cell>
        </table:table-row>
        <table:table-row table:style-name="ro10">
          <table:table-cell/>
          <table:table-cell office:value-type="string">
            <text:p>106</text:p>
          </table:table-cell>
          <table:table-cell office:value-type="string">
            <text:p>Sunday, May 22, [1927]</text:p>
          </table:table-cell>
          <table:table-cell/>
          <table:table-cell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6" office:value-type="string">
            <text:p>Lone</text:p>
          </table:table-cell>
        </table:table-row>
        <table:table-row table:style-name="ro11">
          <table:table-cell/>
          <table:table-cell office:value-type="string">
            <text:p>118</text:p>
          </table:table-cell>
          <table:table-cell office:value-type="string">
            <text:p>Late on Saturday night, June 4, [1927] to 8 o'clock [am, Sunday morning, June 5, 1927.]</text:p>
          </table:table-cell>
          <table:table-cell/>
          <table:table-cell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office:value-type="string">
            <text:p><text:span text:style-name="T3">Lone</text:span>some</text:p>
          </table:table-cell>
        </table:table-row>
        <table:table-row table:style-name="ro12">
          <table:table-cell/>
          <table:table-cell office:value-type="string">
            <text:p>133-134</text:p>
          </table:table-cell>
          <table:table-cell table:number-columns-repeated="2"/>
          <table:table-cell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6" office:value-type="string">
            <text:p>Alone</text:p>
          </table:table-cell>
        </table:table-row>
        <table:table-row table:style-name="ro6">
          <table:table-cell/>
          <table:table-cell office:value-type="string">
            <text:p>253</text:p>
          </table:table-cell>
          <table:table-cell office:value-type="string">
            <text:p>None given.</text:p>
          </table:table-cell>
          <table:table-cell/>
          <table:table-cell office:value-type="string">
            <text:p>Excerpt from the legend of Ailver Springs:</text:p>
            <text:p>"Good Gord A'mighty, chile, you think Aunt Silly am gwine</text:p>
            <text:p>tote dade body off in the <text:span text:style-name="T3">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office:value-type="string">
            <text:p><text:span text:style-name="T3">Lone</text:span>somely</text:p>
          </table:table-cell>
        </table:table-row>
        <table:table-row table:style-name="ro13">
          <table:table-cell/>
          <table:table-cell office:value-type="string">
            <text:p>288-289 (“Lone” mentioned on pg. 289).</text:p>
          </table:table-cell>
          <table:table-cell office:value-type="string">
            <text:p>None given, but it is sometime between morning of August 3, [1930], and September 1930. <text:s/>(This is right after the capture of the Tokyo J-1).</text:p>
          </table:table-cell>
          <table:table-cell/>
          <table:table-cell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6" office:value-type="string">
            <text:p>Lone</text:p>
          </table:table-cell>
        </table:table-row>
        <table:table-row table:style-name="ro7">
          <table:table-cell/>
          <table:table-cell office:value-type="string">
            <text:p>376</text:p>
          </table:table-cell>
          <table:table-cell office:value-type="string">
            <text:p>None given, but it is between 4 am and the forenoon of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6" office:value-type="string">
            <text:p>Lone</text:p>
          </table:table-cell>
        </table:table-row>
        <table:table-row table:style-name="ro14">
          <table:table-cell/>
          <table:table-cell office:value-type="string">
            <text:p>388</text:p>
          </table:table-cell>
          <table:table-cell office:value-type="string">
            <text:p>Afternoon of July 4, [1932].</text:p>
          </table:table-cell>
          <table:table-cell/>
          <table:table-cell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6" office:value-type="string">
            <text:p>Lone</text:p>
          </table:table-cell>
        </table:table-row>
        <table:table-row table:style-name="ro10">
          <table:table-cell/>
          <table:table-cell office:value-type="string">
            <text:p>388</text:p>
          </table:table-cell>
          <table:table-cell office:value-type="string">
            <text:p>Afternoon of July 4, [1932].</text:p>
          </table:table-cell>
          <table:table-cell/>
          <table:table-cell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6" office:value-type="string">
            <text:p>Lone</text:p>
          </table:table-cell>
        </table:table-row>
        <table:table-row table:style-name="ro6">
          <table:table-cell/>
          <table:table-cell office:value-type="string">
            <text:p>403</text:p>
          </table:table-cell>
          <table:table-cell office:value-type="string">
            <text:p>August 4th, 1932</text:p>
          </table:table-cell>
          <table:table-cell/>
          <table:table-cell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6" office:value-type="string">
            <text:p>Lone</text:p>
          </table:table-cell>
        </table:table-row>
        <table:table-row table:style-name="ro15">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6" office:value-type="string">
            <text:p>Lone</text:p>
          </table:table-cell>
        </table:table-row>
        <table:table-row table:style-name="ro9">
          <table:table-cell/>
          <table:table-cell office:value-type="string">
            <text:p>410</text:p>
          </table:table-cell>
          <table:table-cell table:style-name="ce5" office:value-type="string">
            <text:p>August 30, 1932. <text:s/>Time is not given, but it is after 12:00 pm, at the Peace Conference of the World.</text:p>
          </table:table-cell>
          <table:table-cell/>
          <table:table-cell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6" office:value-type="string">
            <text:p>Lone</text:p>
          </table:table-cell>
        </table:table-row>
        <table:table-row table:style-name="ro9" table:number-rows-repeated="37">
          <table:table-cell table:number-columns-repeated="6"/>
        </table:table-row>
        <table:table-row table:style-name="ro9">
          <table:table-cell table:number-columns-repeated="6"/>
        </table:table-row>
      </table:table>
      <table:table table:name="eagle" table:style-name="ta1">
        <table:table-column table:style-name="co7" table:default-cell-style-name="Default"/>
        <table:table-row table:style-name="ro2">
          <table:table-cell/>
        </table:table-row>
      </table:table>
      <table:table table:name="arms" table:style-name="ta1">
        <table:table-column table:style-name="co7" table:default-cell-style-name="Default"/>
        <table:table-row table:style-name="ro1">
          <table:table-cell office:value-type="string">
            <text:p>rluu: See spreadsheet called “BodyParts.ods.”</text:p>
          </table:table-cell>
        </table:table-row>
      </table:table>
      <table:table table:name="wisdom" table:style-name="ta1">
        <table:table-column table:style-name="co7" table:default-cell-style-name="Default"/>
        <table:table-row table:style-name="ro2">
          <table:table-cell/>
        </table:table-row>
      </table:table>
      <table:table table:name="strength" table:style-name="ta1">
        <table:table-column table:style-name="co7" table:default-cell-style-name="Default"/>
        <table:table-row table:style-name="ro2">
          <table:table-cell office:value-type="string">
            <text:p>rluu: <text:s/>Should I look for “weakness” also?</text:p>
          </table:table-cell>
        </table:table-row>
      </table:table>
      <table:table table:name="trust" table:style-name="ta1">
        <table:table-column table:style-name="co7" table:default-cell-style-name="Default"/>
        <table:table-row table:style-name="ro2">
          <table:table-cell/>
        </table:table-row>
      </table:table>
      <table:table table:name="charity" table:style-name="ta1">
        <table:table-column table:style-name="co7" table:default-cell-style-name="Default"/>
        <table:table-row table:style-name="ro2">
          <table:table-cell/>
        </table:table-row>
      </table:table>
      <table:table table:name="faith" table:style-name="ta1">
        <table:table-column table:style-name="co7" table:default-cell-style-name="Default"/>
        <table:table-row table:style-name="ro2">
          <table:table-cell office:value-type="string">
            <text:p>See page 211 for faith mentioned many times.</text:p>
          </table:table-cell>
        </table:table-row>
      </table:table>
      <table:table table:name="kneel" table:style-name="ta1" table:print="false">
        <table:table-column table:style-name="co7" table:default-cell-style-name="Default"/>
        <table:table-row table:style-name="ro2">
          <table:table-cell/>
        </table:table-row>
      </table:table>
      <table:table table:name="hope" table:style-name="ta1">
        <table:table-column table:style-name="co7" table:default-cell-style-name="Default"/>
        <table:table-row table:style-name="ro1">
          <table:table-cell office:value-type="string">
            <text:p>rluu: Page 157-158 has information about “hope”. <text:s/></text:p>
          </table:table-cell>
        </table:table-row>
        <table:table-row table:style-name="ro1">
          <table:table-cell office:value-type="string">
            <text:p>rluu on feb 28, 2013: If I replace the word “hope” with “life”, the writing kind of flows. But this is just a guess.</text:p>
          </table:table-cell>
        </table:table-row>
      </table:table>
      <table:table table:name="love" table:style-name="ta1">
        <table:table-column table:style-name="co7" table:default-cell-style-name="Default"/>
        <table:table-row table:style-name="ro2">
          <table:table-cell/>
        </table:table-row>
      </table:table>
      <table:table table:name="woman" table:style-name="ta1">
        <table:table-column table:style-name="co13" table:default-cell-style-name="Default"/>
        <table:table-row table:style-name="ro2">
          <table:table-cell office:value-type="string">
            <text:p>See pages 190 and 191 about “woman”</text:p>
          </table:table-cell>
        </table:table-row>
        <table:table-row table:style-name="ro2">
          <table:table-cell/>
        </table:table-row>
        <table:table-row table:style-name="ro16">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3">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
      <table:table table:name="key" table:style-name="ta1">
        <table:table-column table:style-name="co7" table:default-cell-style-name="Default"/>
        <table:table-row table:style-name="ro2">
          <table:table-cell/>
        </table:table-row>
      </table:table>
      <table:table table:name="star" table:style-name="ta1" table:print="false">
        <table:table-column table:style-name="co7" table:default-cell-style-name="Default"/>
        <table:table-row table:style-name="ro2">
          <table:table-cell/>
        </table:table-row>
      </table:table>
      <table:table table:name="cedar" table:style-name="ta1" table:print="false">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row table:style-name="ro2">
          <table:table-cell table:style-name="Default" office:value-type="string">
            <text:p>Excerpts related to the word “cedar”.</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3">lumber</text:span> to build wheels for the bicycle but none of them worked successfully. <text:s/>Finally his mother suggested that he use thin <text:span text:style-name="T3">cedar</text:span> boards because <text:span text:style-name="T3">cedar</text:span> was durable in the water, was light and would float easily. He finally succeeded in building the wheels out of <text:span text:style-name="T3">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3">wooden</text:span> wheels and pumped them up. When they were filled with air, they pushed against the <text:span text:style-name="T3">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3">Lebanon</text:span>, and took the highest branch of the <text:span text:style-name="T3">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7">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3">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3">great eagle</text:span> with great wings, long-winged, full of feathers, which had divers colours, came unto <text:span text:style-name="T3">Lebanon</text:span>, and took the highest branch of the <text:span text:style-name="T3">cedar</text:span>." This referred to <text:span text:style-name="T3">Uncle Sam</text:span>, the great eagle that was winning the war. <text:s/>The <text:span text:style-name="T3">cedar</text:span> referred to the <text:span text:style-name="T3">tall building of 110 </text:span><text:span text:style-name="T3">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pine" table:style-name="ta1" table:print="false">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row table:style-name="ro2">
          <table:table-cell table:style-name="Default" office:value-type="string">
            <text:p>Excerpts related to the word “pin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3">cedar</text:span> was durable in the water, was light and would float easily. He finally succeeded in building the wheels out of cedar and after heating <text:span text:style-name="T3">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69" table:style-name="ta1">
        <table:table-column table:style-name="co7" table:default-cell-style-name="Default"/>
        <table:table-row table:style-name="ro2">
          <table:table-cell/>
        </table:table-row>
      </table:table>
      <table:table table:name="77" table:style-name="ta1">
        <table:table-column table:style-name="co7" table:default-cell-style-name="Default"/>
        <table:table-row table:style-name="ro2">
          <table:table-cell/>
        </table:table-row>
      </table:table>
      <table:table table:name="19" table:style-name="ta1">
        <table:table-column table:style-name="co7" table:default-cell-style-name="Default"/>
        <table:table-row table:style-name="ro2">
          <table:table-cell/>
        </table:table-row>
      </table:table>
      <table:table table:name="37" table:style-name="ta1">
        <table:table-column table:style-name="co7" table:default-cell-style-name="Default"/>
        <table:table-row table:style-name="ro2">
          <table:table-cell/>
        </table:table-row>
      </table:table>
      <table:table table:name="110" table:style-name="ta1" table:print="false">
        <table:table-column table:style-name="co7" table:default-cell-style-name="Default"/>
        <table:table-row table:style-name="ro2">
          <table:table-cell/>
        </table:table-row>
      </table:table>
      <table:table table:name="morning" table:style-name="ta1" table:print="false">
        <table:table-column table:style-name="co7" table:default-cell-style-name="Default"/>
        <table:table-row table:style-name="ro2">
          <table:table-cell/>
        </table:table-row>
      </table:table>
      <table:table table:name="eve" table:style-name="ta1" table:print="false">
        <table:table-column table:style-name="co7" table:default-cell-style-name="Default"/>
        <table:table-row table:style-name="ro2">
          <table:table-cell/>
        </table:table-row>
      </table:table>
      <table:table table:name="day" table:style-name="ta1" table:print="false">
        <table:table-column table:style-name="co7" table:default-cell-style-name="Default"/>
        <table:table-row table:style-name="ro2">
          <table:table-cell/>
        </table:table-row>
      </table:table>
      <table:table table:name="night" table:style-name="ta1" table:print="false">
        <table:table-column table:style-name="co7" table:default-cell-style-name="Default"/>
        <table:table-row table:style-name="ro2">
          <table:table-cell/>
        </table:table-row>
      </table:table>
      <table:table table:name="window" table:style-name="ta1" table:print="false">
        <table:table-column table:style-name="co7" table:default-cell-style-name="Default"/>
        <table:table-row table:style-name="ro2">
          <table:table-cell/>
        </table:table-row>
      </table:table>
      <table:table table:name="plan" table:style-name="ta1" table:print="false">
        <table:table-column table:style-name="co7" table:default-cell-style-name="Default"/>
        <table:table-row table:style-name="ro2">
          <table:table-cell/>
        </table:table-row>
      </table:table>
      <table:table table:name="birthday" table:style-name="ta1" table:print="false">
        <table:table-column table:style-name="co7" table:default-cell-style-name="Default"/>
        <table:table-row table:style-name="ro2">
          <table:table-cell/>
        </table:table-row>
      </table:table>
      <table:table table:name="age" table:style-name="ta1" table:print="false">
        <table:table-column table:style-name="co26" table:default-cell-style-name="ce4"/>
        <table:table-column table:style-name="co27" table:default-cell-style-name="ce4"/>
        <table:table-column table:style-name="co28" table:default-cell-style-name="ce4"/>
        <table:table-column table:style-name="co23" table:default-cell-style-name="ce4"/>
        <table:table-column table:style-name="co29" table:default-cell-style-name="ce4"/>
        <table:table-column table:style-name="co30" table:default-cell-style-name="ce4"/>
        <table:table-row table:style-name="ro2">
          <table:table-cell table:style-name="Default" office:value-type="string">
            <text:p>Excerpts related to the word “ag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7">
          <table:table-cell/>
          <table:table-cell office:value-type="float" office:value="2">
            <text:p>2</text:p>
          </table:table-cell>
          <table:table-cell table:number-columns-repeated="2"/>
          <table:table-cell office:value-type="string">
            <text:p>At about the <text:span text:style-name="T3">age</text:span> of <text:span text:style-name="T3">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3">thirteen</text:span> <text:span text:style-name="T3">years</text:span> of <text:span text:style-name="T3">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4">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3">thirteen</text:span> <text:span text:style-name="T3">years</text:span> of <text:span text:style-name="T3">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9">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3">one year younger</text:span> than Robert, his early advantages enabled him to graduate at <text:span text:style-name="T3">fourteen</text:span>, while Robert was graduating at the <text:span text:style-name="T3">age</text:span> of <text:span text:style-name="T3">fifteen</text:span>, and would not have been able to pass all of his examinations except for the help and assistance rendered him by Walter. Marie Stanton, who was then <text:span text:style-name="T3">thirteen years </text:span>of <text:span text:style-name="T3">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17">
          <table:table-cell/>
          <table:table-cell office:value-type="string">
            <text:p>24</text:p>
          </table:table-cell>
          <table:table-cell office:value-type="string">
            <text:p>In 1924</text:p>
          </table:table-cell>
          <table:table-cell/>
          <table:table-cell office:value-type="string">
            <text:p>The <text:span text:style-name="T3">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3">age</text:span>.</text:p>
          </table:table-cell>
          <table:table-cell office:value-type="string">
            <text:p>“age”</text:p>
          </table:table-cell>
        </table:table-row>
        <table:table-row table:style-name="ro16">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3">age</text:span>. From reading of the Bible, war seemed inevitable, and Robert believed that the next war would be in the air.</text:p>
          </table:table-cell>
          <table:table-cell office:value-type="string">
            <text:p>“greatest invention of the age”</text:p>
          </table:table-cell>
        </table:table-row>
        <table:table-row table:style-name="ro16">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3">mathematical sequence</text:span>, the wonderful inventions that brought comfort and convenience to the Atlantians are due to appear again, and we are <text:span text:style-name="T3">now</text:span> only on the threshold of another great <text:span text:style-name="T3">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3">age</text:span> of <text:span text:style-name="T3">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5">
          <table:table-cell/>
          <table:table-cell office:value-type="string">
            <text:p>109</text:p>
          </table:table-cell>
          <table:table-cell table:number-columns-repeated="2"/>
          <table:table-cell office:value-type="string">
            <text:p>Robert said that on <text:span text:style-name="T3">June 9th</text:span>, he would be <text:span text:style-name="T3">21 years of age</text:span>, and on that day he wanted to be married and start on his career as a <text:span text:style-name="T3">real man</text:span>. He wanted to go back to Texarkana after the holidays, wind up his affairs and get ready to go to New York. Wanted her to go with him, starting<text:span text:style-name="T3"> Saturday, June 4th</text:span>, so they would arrive on <text:span text:style-name="T3">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3">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3">she was not </text:span><text:span text:style-name="T3">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3">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6">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4">greatest airships of the</text:span><text:span text:style-name="T3"> age</text:span>.</text:p>
          </table:table-cell>
          <table:table-cell office:value-type="string">
            <text:p>“greatest airship of the age”</text:p>
          </table:table-cell>
        </table:table-row>
        <table:table-row table:style-name="ro7">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June 9th, when he would be <text:span text:style-name="T3">21 years of age</text:span>. When he thought of this a great <text:span text:style-name="T3">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9">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3">age</text:span> enabled him to make enormous profits when stocks reached the <text:span text:style-name="T3">age</text:span> where they would have fast moves up or down in a very short time.</text:p>
          </table:table-cell>
          <table:table-cell/>
        </table:table-row>
        <table:table-row table:style-name="ro10">
          <table:table-cell/>
          <table:table-cell office:value-type="string">
            <text:p>200</text:p>
          </table:table-cell>
          <table:table-cell table:number-columns-repeated="2"/>
          <table:table-cell office:value-type="string">
            <text:p>Robert became known as “The <text:span text:style-name="T3">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3">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3">boy</text:span> wonder of 1907 and 1908, had accumulated […]</text:p>
          </table:table-cell>
          <table:table-cell office:value-type="string">
            <text:p>“over 70 years of age”</text:p>
          </table:table-cell>
        </table:table-row>
        <table:table-row table:style-name="ro17">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3">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3">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3">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7">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3">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6">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3">this was the age of the young </text:span><text:span text:style-name="T3">man</text:span> and that Robert had demonstrated that he was the <text:span text:style-name="T3">greatest young man </text:span><text:span text:style-name="T3">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3">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3">this was the age </text:span><text:span text:style-name="T3">of the young men</text:span> because they were progressive and <text:span text:style-name="T3">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honor" table:style-name="ta1" table:print="false">
        <table:table-column table:style-name="co31" table:default-cell-style-name="ce4"/>
        <table:table-column table:style-name="co32" table:default-cell-style-name="ce4"/>
        <table:table-column table:style-name="co33" table:default-cell-style-name="ce4"/>
        <table:table-column table:style-name="co34" table:default-cell-style-name="ce4"/>
        <table:table-column table:style-name="co35" table:default-cell-style-name="ce4"/>
        <table:table-column table:style-name="co36" table:default-cell-style-name="ce4"/>
        <table:table-row table:style-name="ro2">
          <table:table-cell table:style-name="Default" office:value-type="string">
            <text:p>Excerpts related to the word “honor”.</text:p>
          </table:table-cell>
          <table:table-cell table:style-name="Default" table:number-columns-repeated="5"/>
        </table:table-row>
        <table:table-row table:style-name="ro1">
          <table:table-cell table:style-name="Default" office:value-type="string">
            <text:p>Honor (and various forms of it, e.g. honorable, honors, honored, etc.) written <text:span text:style-name="T3">40</text:span> times.</text:p>
          </table:table-cell>
          <table:table-cell table:style-name="Default" table:number-columns-repeated="5"/>
        </table:table-row>
        <table:table-row table:style-name="ro1">
          <table:table-cell table:style-name="Default" office:value-type="string">
            <text:p>Dishonor (and various forms of it) written <text:span text:style-name="T3">3</text:span> times.</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3"> great man</text:span> some day, an <text:span text:style-name="T3">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3">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7">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3">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3">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3">1925</text:span>, Marie Stanton graduated from High School with the highest of <text:span text:style-name="T3">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3">eighteen years old</text:span>, and had grown more beautiful and began to attract more attention from young men. As the Kennelworths and Stantons had been friends for years, Walter suggested to his parents that they give a party in <text:span text:style-name="T3">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3">hope</text:span>: </text:p>
            <text:p/>
            <text:p>To MARIE,</text:p>
            <text:p><text:s text:c="13"/>GOOD BYE</text:p>
            <text:p/>
            <text:p>And now I fly to bear my wound away,</text:p>
            <text:p>Haply the future heals me of this hurt,</text:p>
            <text:p>Since, sorely wounded, I still keep today</text:p>
            <text:p>Mine <text:span text:style-name="T3">honor</text:span> as an armor around me girt.</text:p>
            <text:p/>
            <text:p>[…]</text:p>
          </table:table-cell>
          <table:table-cell/>
        </table:table-row>
        <table:table-row table:style-name="ro13">
          <table:table-cell/>
          <table:table-cell office:value-type="string">
            <text:p>42</text:p>
          </table:table-cell>
          <table:table-cell office:value-type="string">
            <text:p>Christmas, 1926</text:p>
          </table:table-cell>
          <table:table-cell/>
          <table:table-cell table:style-name="ce5" office:value-type="string">
            <text:p><text:span text:style-name="T5">Christmas, 1926, was the happiest that Robert had ever known and wanting </text:span><text:span text:style-name="T5">Marie to share it with him he sent her a beautiful ring, wrote her that he had </text:span><text:span text:style-name="T5">saved his money and was now in position to buy it. The diamond, he said, </text:span><text:span text:style-name="T5">represented purity, firmness and faith and symbolized all those things in her and </text:span><text:span text:style-name="T5">his great trust in her. He told her that he was anxious to get in shape to go to </text:span><text:span text:style-name="T5">New York to continue his studies, and work and make money and be near his </text:span><text:span text:style-name="T5">old chum, Walter, who had always been a great comfort to him and encouraged </text:span><text:span text:style-name="T5">him in so many ways.</text:span></text:p>
            <text:p><text:span text:style-name="T5"/></text:p>
            <text:p><text:span text:style-name="T5">In thanking Robert for the ring, Marie wrote that so long as she lived, she would </text:span><text:span text:style-name="T5">wear it in </text:span><text:span text:style-name="T6">honor</text:span><text:span text:style-name="T5"> of him, and as an emblem of </text:span><text:span text:style-name="T6">faith</text:span><text:span text:style-name="T5"> and </text:span><text:span text:style-name="T6">trust</text:span><text:span text:style-name="T5"> in the greatest </text:span><text:span text:style-name="T5">man in the world. That she knew there was nothing he could not do. The little </text:span><text:span text:style-name="T5">poem entitled, "It Can Be Done," which she sent along was a great inspiration to </text:span><text:span text:style-name="T5">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8" office:value-type="string">
            <text:p>Robert wrote Marie of this good fortune which had come to him in the <text:span text:style-name="T3">new year</text:span> and how it had stimulated his <text:span text:style-name="T3">hopes</text:span> to greater things in the future. He was sure that with her love, he would continue and accomplish every desire that he had hoped for. Marie wrote him beautiful letters of encouragement, filled with love and admiration for <text:span text:style-name="T3">the man that she was living for, -- her ideal.</text:span> She told him that she was making great progress with her studies and hoped to graduate in a few years and be an <text:span text:style-name="T3">honor</text:span> to him and assist him in his work. She sent a little poem, entitled: "Act the Man and Face It Out."</text:p>
          </table:table-cell>
          <table:table-cell/>
        </table:table-row>
        <table:table-row table:style-name="ro16">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15">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3">hopes</text:span> for an early marriage with Marie and that when he went to New York, he wanted to take Marie with him as his wife. His mother was not in favor of an elopement. <text:s/>She wanted him to make good, act in an <text:span text:style-name="T3">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table:table-row>
        <table:table-row table:style-name="ro16">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3">honors</text:span> that he would receive from the foreign countries, and told Marie what a great time they would have, as Mr. Kennelworth was going to New York and they would all be there at the great <text:span text:style-name="T3">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20">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3">honest</text:span> and <text:span text:style-name="T3">honorable</text:span>, so he sat down and answered the letter.</text:p>
          </table:table-cell>
          <table:table-cell/>
        </table:table-row>
        <table:table-row table:style-name="ro9">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3">honor</text:span> and respect you as her parents. I believe that you acted as you thought best for Marie's future, and can find no fault with your good and <text:span text:style-name="T3">honest</text:span> intentions, regardless of the suffering it has caused me or the sorrow and disappointment it may have brought to Marie. I wish to do only that which is <text:span text:style-name="T3">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13">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3">honor</text:span> and gives <text:span text:style-name="T3">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3">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15">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3">Spring of 1928</text:span> made the longest successful flight to Japan, where he was <text:span text:style-name="T3">received</text:span> with great <text:span text:style-name="T3">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3">May, 1928</text:span>, Walter received a radiogram from Robert saying that he was leaving Japan the <text:span text:style-name="T3">latter part of the month</text:span> and was going to sail "The St. Marie" back to New York. Walter and Miss Edna Quinton, the secretary, had followed the newspaper reports of the great <text:span text:style-name="T3">reception</text:spa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text:span text:style-name="T3">honors</text:span> and he thought it appropriate to have a big celebration for him when he arrived. As his father was coming to New York anyway for the graduation exercises, he suggested that he be there to greet Robert on his triumphant <text:span text:style-name="T3">return</text:span>.</text:p>
          </table:table-cell>
          <table:table-cell office:value-type="string">
            <text:p>Robert return to New York in the St. Marie with great honors.</text:p>
          </table:table-cell>
        </table:table-row>
        <table:table-row table:style-name="ro21">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3">honors</text:span> and the Japanese Government had bought his invention for making airplanes silent. Mr. Kennelworth proposed that the leading citizens of Texarkana go to New York to <text:span text:style-name="T3">honor</text:span> their favorite <text:span text:style-name="T3">son</text:span> on his return. <text:s/>When he had finished talking there was <text:span text:style-name="T4">lasting</text:span> [lasting?] applause and hurrahs for Robert Gordon. Colonel Stanton was in the audience. He arose and said that he heartily endorsed the proposal and would donate $10,000.00 to the expense fund, that they should go to New York in a <text:span text:style-name="T3">special</text:span> train to greet the greatest young man of the age who was born on a farm near Texarkana. <text:s/>Everyone was in favor of it and the wealthy men all followed Mr. Stanton in offering large sums of money in order to make the <text:span text:style-name="T3">reception</text:span> a success. When the meeting was over, J. H. Kennelworth drove out to the country home of Amelia Gordon, Robert's mother. Told her of her boy's success and the plans to meet him in New York and give him a great <text:span text:style-name="T3">reception</text:span>, inviting her to go on the special train as a guest of <text:span text:style-name="T3">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3">honor</text:span>. My boy, when you landed today I thought about that dream and how it had been fulfilled. I hope that all of your other dreams and ambitions will be realized and that you will be rewarded with Marie's love, because you have been <text:span text:style-name="T3">faithful</text:span> and <text:span text:style-name="T3">loyal</text:span> to her."</text:p>
          </table:table-cell>
          <table:table-cell/>
        </table:table-row>
        <table:table-row table:style-name="ro16">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3">receptions</text:span> and <text:span text:style-name="T3">honored</text:span> me, I thought of the dream and I thought of you and how you had taught me how to read the Bible and I thought of Marie and how I loved her and felt that I would gladly give all of the <text:span text:style-name="T3">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3">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3">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3">credit</text:span> and no <text:span text:style-name="T3">honor</text:span> or <text:span text:style-name="T3">reward</text:span> is too great for you, but the <text:span text:style-name="T3">honor</text:span> that men can give or the world or your Government, are but empty and mean nothing to the <text:span text:style-name="T3">heart</text:span> of a <text:span text:style-name="T3">loyal</text:span> woman. You are to have the greatest reward in Walter's love and this means more to you than any <text:span text:style-name="T3">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3">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3">dishonor</text:span> that I haven't had time to think about making money. If General Pearson hadn't proved to be a good friend, I would still be in prison. Now I must use some of my inventions to help my country and prove to them that I did act for the <text:span text:style-name="T3">best</text:span> and that I am <text:span text:style-name="T3">loyal</text:span>."</text:p>
          </table:table-cell>
          <table:table-cell/>
        </table:table-row>
        <table:table-row table:style-name="ro14">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3">honor</text:span> and <text:span text:style-name="T3">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4">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3">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3">honor</text:span> and <text:span text:style-name="T3">reward</text:span> that we can give you."</text:p>
          </table:table-cell>
          <table:table-cell/>
        </table:table-row>
        <table:table-row table:style-name="ro10">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3">honor</text:span>,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3">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3">honors</text:span> you and we offer you our humble gratitude and all the praise that this world can give you. Name what you want as your reward and it shall be given to you."</text:p>
          </table:table-cell>
          <table:table-cell/>
        </table:table-row>
        <table:table-row table:style-name="ro17">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3">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3">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22">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3">honored</text:span> and <text:span text:style-name="T3">respected</text:span> her. It was she who taught me <text:span text:style-name="T3">loyalty</text:span> to my country and it was for her that I remained <text:span text:style-name="T3">loyal</text:span> and <text:span text:style-name="T3">faithful</text:span> to the cause of my country.</text:p>
          </table:table-cell>
          <table:table-cell/>
        </table:table-row>
        <table:table-row table:style-name="ro9">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text:span text:style-name="T3">honor</text:span> and <text:span text:style-name="T3">appreciation</text:spa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3">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3">honored</text:span> and <text:span text:style-name="T3">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7" table:number-rows-repeated="29">
          <table:table-cell table:number-columns-repeated="6"/>
        </table:table-row>
        <table:table-row table:style-name="ro7">
          <table:table-cell table:number-columns-repeated="6"/>
        </table:table-row>
      </table:table>
      <table:table table:name="glory" table:style-name="ta1" table:print="false">
        <table:table-column table:style-name="co20" table:default-cell-style-name="ce4"/>
        <table:table-column table:style-name="co37" table:default-cell-style-name="ce4"/>
        <table:table-column table:style-name="co38" table:default-cell-style-name="ce4"/>
        <table:table-column table:style-name="co39" table:default-cell-style-name="ce4"/>
        <table:table-column table:style-name="co40" table:default-cell-style-name="ce4"/>
        <table:table-column table:style-name="co41" table:default-cell-style-name="ce4"/>
        <table:table-row table:style-name="ro2">
          <table:table-cell table:style-name="Default" office:value-type="string">
            <text:p>Excerpts related to the word “glory”.</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glory” is mentioned 19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3">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5">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3">glory</text:span> of the God of Israel was over them above.</text:p>
            <text:p/>
            <text:p>Every one had four faces apiece, and every one four wings; and the likeness of the hands of a man was under their wings.</text:p>
          </table:table-cell>
          <table:table-cell/>
        </table:table-row>
        <table:table-row table:style-name="ro5">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3">glory</text:span> of the God of Israel came from the way of the east, and his voice was like a noise of many waters: and the earth <text:span text:style-name="T3">shined</text:span> with his <text:span text:style-name="T3">glory</text:span>.</text:p>
            <text:p/>
            <text:p>And it was according to the appearance of the vision that I saw when I came to destroy the city; and the visions were like the vision that I saw by the river Chebar: and I fell upon my face.</text:p>
            <text:p/>
            <text:p>And the <text:span text:style-name="T3">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18">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3">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9">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3">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3">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3">surprise</text:span>. He arose and made the following speech: "Comrades and friends, we have traveled the path of life together. Some of us have run the gauntlet of human emotions. We have <text:span text:style-name="T4">gone</text:span> down to the depths of despair; have reached the heights of financial <text:span text:style-name="T3">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10">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3">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6">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3">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23">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3">glory</text:span> of the God of Israel was over them. Everyone had four faces apiece and everyone four wings; and the likeness of the hands of a man was under their wings. And the <text:span text:style-name="T3">glory</text:span> of the Lord went up from the midst of the city and stood upon the mountain, which is on the east side of the city."</text:p>
            <text:p/>
            <text:p>He knew that this was the <text:span text:style-name="T3">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15">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3">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3">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22">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3">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3">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4">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4" table:number-rows-repeated="29">
          <table:table-cell table:number-columns-repeated="6"/>
        </table:table-row>
        <table:table-row table:style-name="ro14">
          <table:table-cell table:number-columns-repeated="6"/>
        </table:table-row>
      </table:table>
      <table:table table:name="triumph" table:style-name="ta1" table:print="false">
        <table:table-column table:style-name="co42" table:default-cell-style-name="ce7"/>
        <table:table-column table:style-name="co7" table:default-cell-style-name="ce7"/>
        <table:table-column table:style-name="co43" table:default-cell-style-name="ce7"/>
        <table:table-column table:style-name="co17" table:default-cell-style-name="ce7"/>
        <table:table-column table:style-name="co44" table:default-cell-style-name="ce7"/>
        <table:table-column table:style-name="co45" table:default-cell-style-name="ce7"/>
        <table:table-row table:style-name="ro2">
          <table:table-cell table:style-name="Default" office:value-type="string">
            <text:p>Excerpts related to the word “triumph”.</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triumph” is mentioned 9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3">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9">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3">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3">triumphant</text:span> march <text:span text:style-name="T3">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3">Triumph</text:span> and Disaster</text:p>
            <text:p>And treat those two impostors just the same:</text:p>
            <text:p/>
          </table:table-cell>
          <table:table-cell/>
        </table:table-row>
        <table:table-row table:style-name="ro9">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3">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3">triumphant return.</text:span></text:p>
          </table:table-cell>
          <table:table-cell/>
        </table:table-row>
        <table:table-row table:style-name="ro1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3">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3">Thanksgiving Day</text:span>, Walter and Edna arranged a big dinner and invited Robert. He appeared very much worn and ate very little dinner. Both Walter and Edna noticed that he was less talkative than ever before. <text:span text:style-name="T3">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3">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9">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3">returned</text:span> in <text:span text:style-name="T3">triumph</text:span> and great <text:span text:style-name="T3">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4">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table:table-row>
        <table:table-row table:style-name="ro24" table:number-rows-repeated="45">
          <table:table-cell table:number-columns-repeated="6"/>
        </table:table-row>
        <table:table-row table:style-name="ro24">
          <table:table-cell table:number-columns-repeated="6"/>
        </table:table-row>
      </table:table>
      <table:table table:name="shout" table:style-name="ta1" table:print="false">
        <table:table-column table:style-name="co42" table:default-cell-style-name="ce4"/>
        <table:table-column table:style-name="co7" table:default-cell-style-name="ce4"/>
        <table:table-column table:style-name="co46" table:default-cell-style-name="ce4"/>
        <table:table-column table:style-name="co39" table:default-cell-style-name="ce4"/>
        <table:table-column table:style-name="co47" table:default-cell-style-name="ce4"/>
        <table:table-column table:style-name="co48" table:default-cell-style-name="ce4"/>
        <table:table-row table:style-name="ro2">
          <table:table-cell table:style-name="Default" office:value-type="string">
            <text:p>Excerpts related to the word “shout”.</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shout” is mentioned 7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3">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12">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3">arms</text:span> and gave her the <text:span text:style-name="T3">kiss</text:span> which Robert knew meant foregiveness and understanding. He then realized that love, just as Molly said in the beginning, was the greatest thing in the world, and meant more than all the money in the world. Robert jumped to his <text:span text:style-name="T3">feet</text:span> and <text:span text:style-name="T3">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text:p>
          </table:table-cell>
        </table:table-row>
        <table:table-row table:style-name="ro16">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3">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3">shouts</text:span> of the <text:span text:style-name="T3">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3">feet</text:span> and men were <text:span text:style-name="T3">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3">feet</text:span>, <text:span text:style-name="T3">shouting</text:span>, "Hail to the Chief, God bless him and long may he live."</text:p>
          </table:table-cell>
          <table:table-cell/>
        </table:table-row>
        <table:table-row table:style-name="ro9">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3">seat</text:span> as if in a daze. <text:s/>Marie Stanton <text:span text:style-name="T3">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4">The </text:span><text:span text:style-name="T4">City of the Lord</text:span>, capital of the United Kingdom of the World has taken place between Robert Gordon and Marie Stanton."</text:p>
          </table:table-cell>
          <table:table-cell office:value-type="string">
            <text:p>(Mercy seat).</text:p>
          </table:table-cell>
        </table:table-row>
        <table:table-row table:style-name="ro9" table:number-rows-repeated="34">
          <table:table-cell table:number-columns-repeated="6"/>
        </table:table-row>
        <table:table-row table:style-name="ro9">
          <table:table-cell table:number-columns-repeated="6"/>
        </table:table-row>
      </table:table>
      <table:table table:name="kiss" table:style-name="ta1" table:print="false">
        <table:table-column table:style-name="co49" table:default-cell-style-name="ce4"/>
        <table:table-column table:style-name="co7"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row table:style-name="ro2">
          <table:table-cell table:style-name="Default" office:value-type="string">
            <text:p>Excerpts related to the word “kis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kiss” is mentioned 13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float" office:value="27">
            <text:p>27</text:p>
          </table:table-cell>
          <table:table-cell office:value-type="string">
            <text:p>End of August [1926].</text:p>
          </table:table-cell>
          <table:table-cell/>
          <table:table-cell office:value-type="string">
            <text:p><text:span text:style-name="T7">Poem <text:s/>sent to Marie by Robert: </text:span></text:p>
            <text:p><text:span text:style-name="T8">PARTING</text:span></text:p>
            <text:p/>
            <text:p><text:span text:style-name="T3">Kiss</text:span> me! The spell is broken,</text:p>
            <text:p>The dream we dreamed is gone;</text:p>
            <text:p>Nothing remains but memory —</text:p>
            <text:p>Memory, and dawn.</text:p>
            <text:p/>
            <text:p><text:span text:style-name="T3">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3">lips</text:span> meet but to part.</text:p>
          </table:table-cell>
          <table:table-cell/>
        </table:table-row>
        <table:table-row table:style-name="ro26">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8">LOVE</text:span></text:p>
            <text:p/>
            <text:p>The spark of love gives more light than the universe of</text:p>
            <text:p>truth; yet truth is in love, and in order to act the truth, you</text:p>
            <text:p>must make love the truth, for remember that the handshake</text:p>
            <text:p>of friendship, or the <text:span text:style-name="T3">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3">sunshine</text:span> which played upon the windows in front of him or appeared in the clear <text:span text:style-name="T3">crystal</text:span> <text:span text:style-name="T3">water</text:span> in the <text:span text:style-name="T3">glass</text:span> and the <text:span text:style-name="T3">sweet</text:span> odor from the <text:span text:style-name="T3">flowers</text:span> on the table brought memories of <text:span text:style-name="T3">sweet</text:span> <text:span text:style-name="T3">kisses</text:span> and soft caresses which <text:span text:style-name="T3">haunted</text:span> him. Finally, Robert managed to eat a little, because he knew he must if he expected to keep up and have strength to <text:span text:style-name="T3">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3">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3">kiss</text:span> her <text:span text:style-name="T3">sweet</text:span> <text:span text:style-name="T3">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3">kiss</text:span> which Robert knew meant <text:span text:style-name="T3">foregiveness</text:span> and <text:span text:style-name="T3">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3">understand</text:span>, <text:span text:style-name="T3">forgive</text:span> and <text:span text:style-name="T3">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3">one</text:span> <text:span text:style-name="T3">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3">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3">tire </text:span><text:span text:style-name="T4">(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3">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27">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9">Kiss</text:span><text:span text:style-name="T10">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3">Kiss</text:span><text:span text:style-name="T4">immee</text:span> River. If her health should ever be bad, that would be the place to restore her and she would enjoy the surrounding country as he had.</text:p>
          </table:table-cell>
          <table:table-cell/>
        </table:table-row>
        <table:table-row table:style-name="ro15">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3">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15" table:number-rows-repeated="41">
          <table:table-cell table:number-columns-repeated="6"/>
        </table:table-row>
        <table:table-row table:style-name="ro15">
          <table:table-cell table:number-columns-repeated="6"/>
        </table:table-row>
      </table:table>
      <table:table table:name="sympathy" table:style-name="ta1" table:print="false">
        <table:table-column table:style-name="co54" table:default-cell-style-name="ce4"/>
        <table:table-column table:style-name="co55" table:default-cell-style-name="ce4"/>
        <table:table-column table:style-name="co56" table:default-cell-style-name="ce4"/>
        <table:table-column table:style-name="co39" table:default-cell-style-name="ce4"/>
        <table:table-column table:style-name="co57" table:default-cell-style-name="ce4"/>
        <table:table-column table:style-name="co58" table:default-cell-style-name="ce4"/>
        <table:table-row table:style-name="ro2">
          <table:table-cell table:style-name="Default" office:value-type="string">
            <text:p>Excerpts related to the word “sympathy”.</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sympathy” is mentioned 5 times in TTTA.</text:p>
          </table:table-cell>
          <table:table-cell table:style-name="Default" table:number-columns-repeated="5"/>
        </table:table-row>
        <table:table-row table:style-name="ro2">
          <table:table-cell table:style-name="Default" office:value-type="string">
            <text:p>The word “sympathetic” is mentioned 1 time in TTTA.</text:p>
          </table:table-cell>
          <table:table-cell table:style-name="Default" table:number-columns-repeated="5"/>
        </table:table-row>
        <table:table-row table:style-name="ro2">
          <table:table-cell table:style-name="Default" office:value-type="string">
            <text:p>The words “sympathy” and “sympathetic are mentioned 6 times total, in TTTA.</text:p>
          </table:table-cell>
          <table:table-cell table:style-name="Default"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3">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8">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3">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28">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3">understood</text:span> me or had any <text:span text:style-name="T3">sympathy</text:span> with me or my ideas, which I feel were far advanced. My own brother was my worst enemy, and I find that the Bible bears me out in this</text:p>
            <text:p/>
            <text:p>"And a man's foes shall be they of his own household."</text:p>
            <text:p/>
            <text:p>My father and brother <text:span text:style-name="T3">opposed</text:span> me because they did not <text:span text:style-name="T3">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4">my own people</text:span>, for the good book says:</text:p>
            <text:p/>
            <text:p>"A prophet is not without <text:span text:style-name="T4">honor</text:span>, save in his own country,</text:p>
            <text:p>and in his own house."</text:p>
          </table:table-cell>
          <table:table-cell/>
        </table:table-row>
        <table:table-row table:style-name="ro29">
          <table:table-cell/>
          <table:table-cell office:value-type="string">
            <text:p>139-140 (“sympathy” mentioned on pg. 140).</text:p>
          </table:table-cell>
          <table:table-cell office:value-type="string">
            <text:p>Monday morning, [June 6, 1927]</text:p>
          </table:table-cell>
          <table:table-cell/>
          <table:table-cell table:style-name="ce9" office:value-type="string">
            <text:p><text:span text:style-name="T11">Mr. Stanton and his wife were much impressed with the story and felt that they </text:span><text:span text:style-name="T11">had </text:span><text:span text:style-name="T12">been wrong in opposing Marie’s love for Robert and their marriage. They </text:span><text:span text:style-name="T12">told Mr. Kennelworth that when Marie returned they would give her their </text:span><text:span text:style-name="T12">consent to marry Robert then or any time later. They felt that they might be to </text:span><text:span text:style-name="T12">blame for any harm that would come to Marie or for the sorrows that Robert </text:span><text:span text:style-name="T12">was suffering. <text:s/>However, they were hopeful that Marie was either returning </text:span><text:span text:style-name="T12">home or was on her way back to Sherman, Texas, to complete her education, </text:span><text:span text:style-name="T12">and, therefore, were not greatly alarmed and intended to wait until Monday </text:span><text:span text:style-name="T12">afternoon to find out if Marie had gone back to Sherman. <text:s/>Mr. Kennelworth </text:span><text:span text:style-name="T12">stated that Mr. and Mrs. Stanton wished him to convey their </text:span><text:span text:style-name="T13">sympathy</text:span><text:span text:style-name="T12"> to </text:span><text:span text:style-name="T12">Robert and to tell him that they had great faith in him and wanted to help make </text:span><text:span text:style-name="T12">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3">receive</text:span> him. He entered the Professor’s <text:span text:style-name="T3">office</text:span>, where he met a <text:span text:style-name="T3">middle-aged </text:span>man whose kindly face indicated that he had <text:span text:style-name="T3">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15">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3">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15" table:number-rows-repeated="5">
          <table:table-cell table:number-columns-repeated="6"/>
        </table:table-row>
        <table:table-row table:style-name="ro15">
          <table:table-cell table:style-name="Default"/>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1">03/01/2013</text:date>, <text:time>10:11: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meta:initial-creator>
    <meta:creation-date>2012-10-17T16:43:10</meta:creation-date>
    <meta:generator>LibreOffice/3.3$Unix LibreOffice_project/330m18$Build-4</meta:generator>
    <dc:date>2013-03-01T10:11:01</dc:date>
    <meta:editing-duration>P2DT19H45M12S</meta:editing-duration>
    <meta:editing-cycles>80</meta:editing-cycles>
    <meta:document-statistic meta:table-count="41" meta:cell-count="501" meta:object-count="0"/>
  </office:meta>
</office:document-meta>
</file>